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3000003625776EB48CCE8AD5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none" draw:textarea-horizontal-align="justify" draw:textarea-vertical-align="middle" draw:auto-grow-height="false" fo:min-height="0.166cm" fo:min-width="0cm"/>
    </style:style>
    <style:style style:name="gr3" style:family="graphic" style:parent-style-name="standard">
      <style:graphic-properties svg:stroke-color="#000000" draw:fill="none" draw:fill-color="#000000" draw:textarea-horizontal-align="justify" draw:textarea-vertical-align="middle" draw:auto-grow-height="false" fo:min-height="0cm" fo:min-width="0cm"/>
    </style:style>
    <style:style style:name="gr4" style:family="graphic" style:parent-style-name="standard">
      <style:graphic-properties svg:stroke-color="#000000" draw:fill="none" draw:textarea-horizontal-align="justify" draw:textarea-vertical-align="middle" draw:auto-grow-height="false" fo:min-height="0.223cm" fo:min-width="0cm"/>
    </style:style>
    <style:style style:name="gr5" style:family="graphic" style:parent-style-name="standard">
      <style:graphic-properties svg:stroke-color="#000000" draw:fill="none" draw:textarea-horizontal-align="justify" draw:textarea-vertical-align="middle" draw:auto-grow-height="false" fo:min-height="0.445cm" fo:min-width="1.37cm"/>
    </style:style>
    <style:style style:name="gr6" style:family="graphic" style:parent-style-name="objectwithoutfill">
      <style:graphic-properties svg:stroke-color="#000000"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000000"/>
      <style:paragraph-properties fo:text-align="center"/>
    </style:style>
  </office:automatic-styles>
  <office:body>
    <office:drawing>
      <draw:page draw:name="page1" draw:style-name="dp1" draw:master-page-name="Default">
        <draw:frame draw:style-name="gr1" draw:text-style-name="P1" draw:layer="layout" svg:width="7.48cm" svg:height="7.32cm" svg:x="7.252cm" svg:y="10.414cm">
          <draw:image xlink:href="Pictures/1000000100000373000003625776EB48CCE8AD56.png" xlink:type="simple" xlink:show="embed" xlink:actuate="onLoad" draw:mime-type="image/png">
            <text:p/>
          </draw:image>
        </draw:frame>
        <draw:custom-shape draw:style-name="gr2" draw:text-style-name="P2" draw:layer="layout" svg:width="0.593cm" svg:height="0.586cm" draw:transform="skewX (0.00506145483078355) rotate (-0.00680678408277771) translate (9.511cm 11.88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10.641cm 11.7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8.578cm 12.4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133cm" svg:height="0.135cm" svg:x="10.295cm" svg:y="12.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0.294cm" svg:y="12.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679cm" svg:height="0.669cm" draw:transform="skewX (0.00506145483078356) rotate (-0.00680678408277771) translate (10.205cm 13.42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679cm" svg:height="0.669cm" draw:transform="skewX (0.00506145483078356) rotate (-0.00680678408277771) translate (9.414cm 14.40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679cm" svg:height="0.669cm" draw:transform="skewX (0.00506145483078356) rotate (-0.00680678408277771) translate (11.187cm 14.2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679cm" svg:height="0.669cm" draw:transform="skewX (0.00506145483078356) rotate (-0.00680678408277771) translate (10.393cm 15.1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7.93cm 13.38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133cm" svg:height="0.135cm" svg:x="8.474cm" svg:y="13.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7.973cm" svg:y="14.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33cm" svg:height="0.135cm" svg:x="8.137cm" svg:y="1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33cm" svg:height="0.135cm" svg:x="8.695cm" svg:y="1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0.18cm" svg:y="16.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593cm" svg:height="0.586cm" draw:transform="skewX (0.00506145483078355) rotate (-0.00680678408277771) translate (7.956cm 15.8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8.995cm 16.7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133cm" svg:height="0.135cm" svg:x="12.35cm" svg:y="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2.292cm" svg:y="1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593cm" svg:height="0.586cm" draw:transform="skewX (0.00506145483078355) rotate (-0.00680678408277771) translate (11.686cm 12.1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12.498cm 12.8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93cm" svg:height="0.586cm" draw:transform="skewX (0.00506145483078355) rotate (-0.00680678408277771) translate (12.716cm 14.7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3" draw:layer="layout" svg:width="0.133cm" svg:height="0.135cm" svg:x="12.848cm" svg:y="14.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3cm" svg:height="0.3cm" svg:x="12.054cm" svg:y="1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87cm" svg:height="0.695cm" svg:x="11.507cm" svg:y="16.51cm">
          <text:p/>
          <draw:enhanced-geometry svg:viewBox="0 0 21600 21600" draw:type="rectangle" draw:enhanced-path="M 0 0 L 21600 0 21600 21600 0 21600 0 0 Z N"/>
        </draw:custom-shape>
        <draw:custom-shape draw:style-name="gr3" draw:text-style-name="P3" draw:layer="layout" svg:width="0.133cm" svg:height="0.135cm" svg:x="12.74cm" svg:y="16.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 draw:text-style-name="P2" draw:layer="layout" svg:width="7.332cm" svg:height="7.316cm" draw:transform="rotate (0.832172987350896) translate (5.60606034489891cm 15.2350971617859cm)" svg:viewBox="0 0 7333 7317" draw:points="3612,7317 4610,7317 6180,5838 6781,5132 7031,4660 7265,4041 7333,3407 7320,3014 7174,2328 7142,2293 7076,2300 6979,2298 6888,2248 6823,2217 6739,2110 6713,2009 6709,1823 6763,1716 6827,1650 6848,1615 5805,501 5552,401 5118,211 5045,291 5009,343 4942,357 4858,379 4787,364 4735,353 4658,322 4587,275 4525,217 4482,145 4452,84 4447,40 4438,31 4025,0 3623,38 3243,123 2887,234 2508,390 2180,578 1789,883 1339,1306 546,2055 0,2541 1,3479 3621,7313">
          <text:p/>
        </draw:poly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22T20:22:27.084000000</meta:creation-date>
    <dc:date>2021-09-22T20:43:14.801000000</dc:date>
    <meta:editing-duration>PT20M46S</meta:editing-duration>
    <meta:editing-cycles>5</meta:editing-cycles>
    <meta:generator>LibreOffice/7.2.1.2$Windows_X86_64 LibreOffice_project/87b77fad49947c1441b67c559c339af8f3517e22</meta:generator>
    <meta:document-statistic meta:object-count="28"/>
  </office:meta>
</office:document-meta>
</file>